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5mm"/>
    </style:style>
    <style:style style:name="ro1" style:family="table-row">
      <style:table-row-properties style:row-height="7.3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 table:number-columns-spanned="3" table:number-rows-spanned="1">
            <text:p>Conjunto de dados</text:p>
          </table:table-cell>
          <table:covered-table-cell table:number-columns-repeated="2" table:style-name="ce1"/>
          <table:table-cell table:style-name="ce1"/>
          <table:table-cell table:style-name="ce1" office:value-type="string" calcext:value-type="string" table:number-columns-spanned="4" table:number-rows-spanned="1">
            <text:p>Distância euclidiana</text:p>
          </table:table-cell>
          <table:covered-table-cell table:number-columns-repeated="2" table:style-name="ce1"/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>
            <text:p>Treino</text:p>
          </table:table-cell>
          <table:table-cell table:style-name="ce2" office:value-type="string" calcext:value-type="string">
            <text:p>Cabelo</text:p>
          </table:table-cell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Cabelo</text:p>
          </table:table-cell>
          <table:table-cell table:style-name="ce2" office:value-type="string" calcext:value-type="string">
            <text:p>Peso/Idade</text:p>
          </table:table-cell>
          <table:table-cell table:style-name="ce2" office:value-type="string" calcext:value-type="string">
            <text:p>Idade/Cabelo</text:p>
          </table:table-cell>
          <table:table-cell table:style-name="ce2"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om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</text:p>
          </table:table-cell>
          <table:table-cell table:style-name="ce3" table:formula="of:=SQRT(POWER([.B3]-[.B$13];2))" office:value-type="float" office:value="8" calcext:value-type="float">
            <text:p>8</text:p>
          </table:table-cell>
          <table:table-cell table:style-name="ce5" table:formula="of:=SQRT(POWER([.C3]-[.$C$13];2)+POWER([.D3]-[.$D$13];2))" office:value-type="float" office:value="40.0499687890016" calcext:value-type="float">
            <text:p>40,05</text:p>
          </table:table-cell>
          <table:table-cell table:style-name="ce5" table:formula="of:=SQRT(POWER([.D3]-[.D$13];2)+POWER([.B3]-[.B$13];2))" office:value-type="float" office:value="8.24621125123532" calcext:value-type="float">
            <text:p>8,25</text:p>
          </table:table-cell>
          <table:table-cell table:style-name="ce5" table:formula="of:=SQRT(POWER([.B3]-[.B$13];2)+POWER([.C3]-[.C$13];2)+POWER([.D3]-[.D$13];2))" office:value-type="float" office:value="40.8411557133243" calcext:value-type="float">
            <text:p>40,8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g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F</text:p>
          </table:table-cell>
          <table:table-cell table:style-name="ce3" table:formula="of:=SQRT(POWER([.B4]-[.B$13];2))" office:value-type="float" office:value="2" calcext:value-type="float">
            <text:p>2</text:p>
          </table:table-cell>
          <table:table-cell table:style-name="ce5" table:formula="of:=SQRT(POWER([.C4]-[.$C$13];2)+POWER([.D4]-[.$D$13];2))" office:value-type="float" office:value="140.057131200093" calcext:value-type="float">
            <text:p>140,06</text:p>
          </table:table-cell>
          <table:table-cell table:style-name="ce5" table:formula="of:=SQRT(POWER([.D4]-[.D$13];2)+POWER([.B4]-[.B$13];2))" office:value-type="float" office:value="4.47213595499958" calcext:value-type="float">
            <text:p>4,47</text:p>
          </table:table-cell>
          <table:table-cell table:style-name="ce5" table:formula="of:=SQRT(POWER([.B4]-[.B$13];2)+POWER([.C4]-[.C$13];2)+POWER([.D4]-[.D$13];2))" office:value-type="float" office:value="140.071410359145" calcext:value-type="float">
            <text:p>140,0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</text:p>
          </table:table-cell>
          <table:table-cell table:style-name="ce3" table:formula="of:=SQRT(POWER([.B5]-[.B$13];2))" office:value-type="float" office:value="6" calcext:value-type="float">
            <text:p>6</text:p>
          </table:table-cell>
          <table:table-cell table:style-name="ce5" table:formula="of:=SQRT(POWER([.C5]-[.$C$13];2)+POWER([.D5]-[.$D$13];2))" office:value-type="float" office:value="201.950488981829" calcext:value-type="float">
            <text:p>201,95</text:p>
          </table:table-cell>
          <table:table-cell table:style-name="ce5" table:formula="of:=SQRT(POWER([.D5]-[.D$13];2)+POWER([.B5]-[.B$13];2))" office:value-type="float" office:value="28.6356421265527" calcext:value-type="float">
            <text:p>28,64</text:p>
          </table:table-cell>
          <table:table-cell table:style-name="ce5" table:formula="of:=SQRT(POWER([.B5]-[.B$13];2)+POWER([.C5]-[.C$13];2)+POWER([.D5]-[.D$13];2))" office:value-type="float" office:value="202.039600078796" calcext:value-type="float">
            <text:p>202,0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s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</text:p>
          </table:table-cell>
          <table:table-cell table:style-name="ce3" table:formula="of:=SQRT(POWER([.B6]-[.B$13];2))" office:value-type="float" office:value="2" calcext:value-type="float">
            <text:p>2</text:p>
          </table:table-cell>
          <table:table-cell table:style-name="ce5" table:formula="of:=SQRT(POWER([.C6]-[.$C$13];2)+POWER([.D6]-[.$D$13];2))" office:value-type="float" office:value="214.112120161377" calcext:value-type="float">
            <text:p>214,11</text:p>
          </table:table-cell>
          <table:table-cell table:style-name="ce5" table:formula="of:=SQRT(POWER([.D6]-[.D$13];2)+POWER([.B6]-[.B$13];2))" office:value-type="float" office:value="30.0665927567458" calcext:value-type="float">
            <text:p>30,07</text:p>
          </table:table-cell>
          <table:table-cell table:style-name="ce5" table:formula="of:=SQRT(POWER([.B6]-[.B$13];2)+POWER([.C6]-[.C$13];2)+POWER([.D6]-[.D$13];2))" office:value-type="float" office:value="214.121460858084" calcext:value-type="float">
            <text:p>214,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ggi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style-name="ce3" table:formula="of:=SQRT(POWER([.B7]-[.B$13];2))" office:value-type="float" office:value="4" calcext:value-type="float">
            <text:p>4</text:p>
          </table:table-cell>
          <table:table-cell table:style-name="ce5" table:formula="of:=SQRT(POWER([.C7]-[.$C$13];2)+POWER([.D7]-[.$D$13];2))" office:value-type="float" office:value="272.523393491274" calcext:value-type="float">
            <text:p>272,52</text:p>
          </table:table-cell>
          <table:table-cell table:style-name="ce5" table:formula="of:=SQRT(POWER([.D7]-[.D$13];2)+POWER([.B7]-[.B$13];2))" office:value-type="float" office:value="37.2155881318568" calcext:value-type="float">
            <text:p>37,22</text:p>
          </table:table-cell>
          <table:table-cell table:style-name="ce5" table:formula="of:=SQRT(POWER([.B7]-[.B$13];2)+POWER([.C7]-[.C$13];2)+POWER([.D7]-[.D$13];2))" office:value-type="float" office:value="272.552747188503" calcext:value-type="float">
            <text:p>272,5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b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M</text:p>
          </table:table-cell>
          <table:table-cell table:style-name="ce3" table:formula="of:=SQRT(POWER([.B8]-[.B$13];2))" office:value-type="float" office:value="7" calcext:value-type="float">
            <text:p>7</text:p>
          </table:table-cell>
          <table:table-cell table:style-name="ce5" table:formula="of:=SQRT(POWER([.C8]-[.$C$13];2)+POWER([.D8]-[.$D$13];2))" office:value-type="float" office:value="124.19339757008" calcext:value-type="float">
            <text:p>124,19</text:p>
          </table:table-cell>
          <table:table-cell table:style-name="ce5" table:formula="of:=SQRT(POWER([.D8]-[.D$13];2)+POWER([.B8]-[.B$13];2))" office:value-type="float" office:value="32.7566787083184" calcext:value-type="float">
            <text:p>32,76</text:p>
          </table:table-cell>
          <table:table-cell table:style-name="ce5" table:formula="of:=SQRT(POWER([.B8]-[.B$13];2)+POWER([.C8]-[.C$13];2)+POWER([.D8]-[.D$13];2))" office:value-type="float" office:value="124.390514107789" calcext:value-type="float">
            <text:p>124,3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lm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F</text:p>
          </table:table-cell>
          <table:table-cell table:style-name="ce3" table:formula="of:=SQRT(POWER([.B9]-[.B$13];2))" office:value-type="float" office:value="0" calcext:value-type="float">
            <text:p>0</text:p>
          </table:table-cell>
          <table:table-cell table:style-name="ce5" table:formula="of:=SQRT(POWER([.C9]-[.$C$13];2)+POWER([.D9]-[.$D$13];2))" office:value-type="float" office:value="130.034610777285" calcext:value-type="float">
            <text:p>130,03</text:p>
          </table:table-cell>
          <table:table-cell table:style-name="ce5" table:formula="of:=SQRT(POWER([.D9]-[.D$13];2)+POWER([.B9]-[.B$13];2))" office:value-type="float" office:value="3" calcext:value-type="float">
            <text:p>3,00</text:p>
          </table:table-cell>
          <table:table-cell table:style-name="ce5" table:formula="of:=SQRT(POWER([.B9]-[.B$13];2)+POWER([.C9]-[.C$13];2)+POWER([.D9]-[.D$13];2))" office:value-type="float" office:value="130.034610777285" calcext:value-type="float">
            <text:p>130,0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tt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</text:p>
          </table:table-cell>
          <table:table-cell table:style-name="ce3" table:formula="of:=SQRT(POWER([.B10]-[.B$13];2))" office:value-type="float" office:value="2" calcext:value-type="float">
            <text:p>2</text:p>
          </table:table-cell>
          <table:table-cell table:style-name="ce5" table:formula="of:=SQRT(POWER([.C10]-[.$C$13];2)+POWER([.D10]-[.$D$13];2))" office:value-type="float" office:value="110" calcext:value-type="float">
            <text:p>110,00</text:p>
          </table:table-cell>
          <table:table-cell table:style-name="ce5" table:formula="of:=SQRT(POWER([.D10]-[.D$13];2)+POWER([.B10]-[.B$13];2))" office:value-type="float" office:value="2" calcext:value-type="float">
            <text:p>2,00</text:p>
          </table:table-cell>
          <table:table-cell table:style-name="ce5" table:formula="of:=SQRT(POWER([.B10]-[.B$13];2)+POWER([.C10]-[.C$13];2)+POWER([.D10]-[.D$13];2))" office:value-type="float" office:value="110.018180315801" calcext:value-type="float">
            <text:p>110,0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Krust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</text:p>
          </table:table-cell>
          <table:table-cell table:style-name="ce3" table:formula="of:=SQRT(POWER([.B11]-[.B$13];2))" office:value-type="float" office:value="2" calcext:value-type="float">
            <text:p>2</text:p>
          </table:table-cell>
          <table:table-cell table:style-name="ce5" table:formula="of:=SQRT(POWER([.C11]-[.$C$13];2)+POWER([.D11]-[.$D$13];2))" office:value-type="float" office:value="90.27181176868" calcext:value-type="float">
            <text:p>90,27</text:p>
          </table:table-cell>
          <table:table-cell table:style-name="ce5" table:formula="of:=SQRT(POWER([.D11]-[.D$13];2)+POWER([.B11]-[.B$13];2))" office:value-type="float" office:value="7.28010988928052" calcext:value-type="float">
            <text:p>7,28</text:p>
          </table:table-cell>
          <table:table-cell table:style-name="ce5" table:formula="of:=SQRT(POWER([.B11]-[.B$13];2)+POWER([.C11]-[.C$13];2)+POWER([.D11]-[.D$13];2))" office:value-type="float" office:value="90.2939643608586" calcext:value-type="float">
            <text:p>90,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4" table:number-rows-spanned="1">
            <text:p>Teste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 table:number-columns-spanned="4" table:number-rows-spanned="1">
            <text:p>Menores distâncias</text:p>
          </table:table-cell>
          <table:covered-table-cell table:number-columns-repeated="2" table:style-name="ce2"/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>
            <text:p>Comic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F</text:p>
          </table:table-cell>
          <table:table-cell table:number-columns-repeated="3" table:style-name="ce3"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4T08:53:29.606306069</meta:creation-date>
    <dc:date>2020-03-14T09:44:03.557109956</dc:date>
    <meta:editing-duration>PT8M32S</meta:editing-duration>
    <meta:editing-cycles>1</meta:editing-cycles>
    <meta:generator>LibreOffice/6.3.3.2$Linux_X86_64 LibreOffice_project/30$Build-2</meta:generator>
    <meta:document-statistic meta:table-count="1" meta:cell-count="104" meta:object-count="0"/>
  </office:meta>
</office:document-meta>
</file>